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Iter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Iterator.EnumerationIterator( final Enumeration enumeration , final 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umerationIterator.EnumerationIterator( final Enumeration enum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Iterator.Enumeration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terator.setArray( final Object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ray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umerationIterator.setEnumeration( final Enumeration enum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Expr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terator.ge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Expression.IteratorExpression( Expression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Iterator.getEnum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terator.Array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Expression.evaluate( 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rrayIterator.ArrayIterator( final Object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rayIterator.ArrayIterator( final Object array , final int startIndex , final int end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umerationIterator.remo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umeration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ratorExpression.update( Context context ,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rrayIterator.ArrayIterator( final Object array , final int star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umeration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terator.checkBound( final int bound , final String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